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1020" table:default-cell-style-name="ce6"/>
        <table:table-row table:style-name="ro1">
          <table:table-cell table:style-name="ce1" office:value-type="string" calcext:value-type="string">
            <text:p>Département</text:p>
          </table:table-cell>
          <table:table-cell table:style-name="ce5" office:value-type="string" calcext:value-type="string">
            <text:p>Magasin</text:p>
          </table:table-cell>
          <table:table-cell table:style-name="ce5" office:value-type="string" calcext:value-type="string">
            <text:p>Rayonnage</text:p>
          </table:table-cell>
          <table:table-cell table:style-name="ce5"/>
          <table:table-cell table:style-name="ce5" office:value-type="string" calcext:value-type="string">
            <text:p>Rayon Bestseller</text:p>
          </table:table-cell>
          <table:table-cell table:style-name="ce5" office:value-type="string" calcext:value-type="string">
            <text:p>Rayon Recent</text:p>
          </table:table-cell>
          <table:table-cell table:style-name="ce7" table:number-columns-repeated="1018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string" calcext:value-type="string">
            <text:p>M1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1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string" calcext:value-type="string">
            <text:p>M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string" calcext:value-type="string">
            <text:p>M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string" calcext:value-type="string">
            <text:p>M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</text:p>
          </table:table-cell>
          <table:table-cell office:value-type="string" calcext:value-type="string">
            <text:p>M1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1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1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1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M1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M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M1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M1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M1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M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M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M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M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M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M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M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M1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M8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M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M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M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M8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M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M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M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M1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1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M1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M1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M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1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M1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M1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M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M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M1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M1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M1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M1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di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M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M1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M1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M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M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M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M1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1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M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M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h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6" table:number-rows-spanned="1">
            <text:p>Rayonnage : Le responsable des ventes de chaque département décide de l'organisation des rayonnages des magasins de son département. Il existe 3 types de rayonnage : par Auteur (A), par Année (Y), par Éditeur (E)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1:05:14.299464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4T11:05:17.907690488</dc:date>
    <dc:creator>NF26 Etudiant</dc:creator>
    <meta:generator>LibreOffice/4.2.8.2$Linux_X86_64 LibreOffice_project/420$Build-2</meta:generator>
    <meta:editing-duration>PT26S</meta:editing-duration>
    <meta:editing-cycles>6</meta:editing-cycles>
    <meta:document-statistic meta:table-count="1" meta:cell-count="918" meta:object-count="0"/>
  </office:meta>
</office:document-meta>
</file>